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e8f8"/>
    </style:style>
    <style:style style:name="P2" style:family="paragraph" style:parent-style-name="Standard">
      <style:text-properties officeooo:paragraph-rsid="001efbef"/>
    </style:style>
    <style:style style:name="P3" style:family="paragraph" style:parent-style-name="Standard">
      <style:text-properties officeooo:paragraph-rsid="00202be0"/>
    </style:style>
    <style:style style:name="T1" style:family="text">
      <style:text-properties officeooo:rsid="001ee8f8"/>
    </style:style>
    <style:style style:name="T2" style:family="text">
      <style:text-properties officeooo:rsid="001efbef"/>
    </style:style>
    <style:style style:name="T3" style:family="text">
      <style:text-properties officeooo:rsid="00202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Process Survey</text:p>
      <text:p text:style-name="Standard"/>
      <text:p text:style-name="Standard">1. a. See answers.txt</text:p>
      <text:p text:style-name="Standard"/>
      <text:p text:style-name="Standard"><text:s text:c="4"/>b. Used google to figure out what ps aux does:</text:p>
      <text:p text:style-name="Standard"><text:tab/><text:a xlink:type="simple" xlink:href="http://www.cyberciti.biz/faq/show-all-running-processes-in-linux/"><text:span text:style-name="Internet_20_link">http://www.cyberciti.biz/faq/show-all-running-processes-in-linux/</text:span></text:a></text:p>
      <text:p text:style-name="Standard"><text:s text:c="4"/>Used google to figure out how to use awk:</text:p>
      <text:p text:style-name="Standard"><text:tab/><text:a xlink:type="simple" xlink:href="http://www.unix.com/shell-programming-scripting/40704-print-column-using-awk.html"><text:span text:style-name="Internet_20_link">http://www.unix.com/shell-programming-scripting/40704-print-column-using-awk.html</text:span></text:a></text:p>
      <text:p text:style-name="Standard"><text:s text:c="4"/>ps aux | grep ^root | awk '{ print $11 }' &gt; <text:tab/>~/Documents/gitRepos/cmsi387/homework/shell-gymnastics/answers.txt</text:p>
      <text:p text:style-name="Standard"/>
      <text:p text:style-name="Standard"><text:s text:c="4"/>c. See answers.txt</text:p>
      <text:p text:style-name="Standard"/>
      <text:p text:style-name="Standard">2. a. See answer2.txt</text:p>
      <text:p text:style-name="Standard"/>
      <text:p text:style-name="Standard"><text:s text:c="4"/>b. ps aux | grep ^haley | awk '{ print $11 }' &gt; <text:tab/>~/Documents/gitRepos/cmsi387/homework/shell-gymnastics/answer2.txt</text:p>
      <text:p text:style-name="Standard"/>
      <text:p text:style-name="Standard"><text:s text:c="4"/>c. See answer2.text</text:p>
      <text:p text:style-name="Standard"/>
      <text:p text:style-name="P3">3. a. Real Memory: <text:span text:style-name="T3">/usr/sbin/console-kit-daemon</text:span></text:p>
      <text:p text:style-name="P2"><text:s text:c="8"/>Virtual Memory: <text:span text:style-name="T2">/usr/bin/java</text:span></text:p>
      <text:p text:style-name="Standard"/>
      <text:p text:style-name="Standard"><text:s text:c="4"/>b. used “man ps” to figure out what exactly “ps” does (discovered the command on google</text:p>
      <text:p text:style-name="Standard"><text:tab/><text:a xlink:type="simple" xlink:href="http://abdussamad.com/archives/488-Memory-usage-of-a-process-under-Linux.html"><text:span text:style-name="Internet_20_link">http://abdussamad.com/archives/488-Memory-usage-of-a-process-under-Linux.html</text:span></text:a> )</text:p>
      <text:p text:style-name="P3"><text:span text:style-name="T3"><text:s text:c="4"/>ps aux | awk '{print $5"\t"$11}' | sort -n -r| sed -n 1p | awk '{print$2}' &gt; <text:tab/>~/Documents/gitRepos/cmsi387/homework/shell-gymnastics/answer3real.txt</text:span></text:p>
      <text:p text:style-name="P3"><text:span text:style-name="T3"/></text:p>
      <text:p text:style-name="Standard"><text:s text:c="4"/><text:span text:style-name="T1">used “man ps” to find the v flag which shows virtual memory. Then found “sed” on:</text:span></text:p>
      <text:p text:style-name="Standard"><text:span text:style-name="T1"><text:tab/></text:span><text:a xlink:type="simple" xlink:href="http://stackoverflow.com/questions/1429556/shell-bash-command-to-get-nth-line-of-stdout"><text:span text:style-name="T1">http://stackoverflow.com/questions/1429556/shell-bash-command-to-get-nth-line-of-stdout</text:span></text:a></text:p>
      <text:p text:style-name="P1"><text:span text:style-name="T1"><text:s text:c="4"/>ps avx | awk '{print$9"\t"$10}' | sort -n -r | sed -n 1p | awk '{print$2}' &gt; <text:tab/>~/Documents/gitRepos/cmsi387/homework/shell-gymnastics/answer3virtual.txt</text:span></text:p>
      <text:p text:style-name="Standard"/>
      <text:p text:style-name="Standard"><text:s text:c="4"/><text:span text:style-name="T2">c. See answer3real.txt and answer3virtual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0:10:21</meta:creation-date>
    <meta:initial-creator>Haley Young</meta:initial-creator>
    <meta:editing-cycles>2</meta:editing-cycles>
    <meta:editing-duration>PT3M27S</meta:editing-duration>
    <meta:generator>LibreOffice/3.6$Linux_X86_64 LibreOffice_project/360m1$Build-2</meta:generator>
    <dc:date>2013-02-21T11:05:21</dc:date>
    <dc:creator>Haley Young</dc:creator>
    <meta:document-statistic meta:table-count="0" meta:image-count="0" meta:object-count="0" meta:page-count="1" meta:paragraph-count="20" meta:word-count="148" meta:character-count="1364" meta:non-whitespace-character-count="1174"/>
  </office:meta>
</office:document-meta>
</file>